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roduct Backlog</text:h>
      <text:list xml:id="list20325732" text:style-name="L1">
        <text:list-item>
          <text:p text:style-name="P1">Skapa applikation med skrivbord</text:p>
        </text:list-item>
      </text:list>
      <text:h text:style-name="Heading_20_2" text:outline-level="2">Image Viewer</text:h>
      <text:list xml:id="list20474993" text:continue-numbering="true" text:style-name="L1">
        <text:list-item>
          <text:p text:style-name="P1">Skapa ikon som öppnar ett fönster</text:p>
        </text:list-item>
        <text:list-item>
          <text:p text:style-name="P1">Fyll fönstret med bilder med hjälp av ajaxanrop</text:p>
        </text:list-item>
        <text:list-item>
          <text:p text:style-name="P1">Bakgrund ändras då bild klickas</text:p>
        </text:list-item>
        <text:list-item>
          <text:p text:style-name="P1">Fönstret går att stänga</text:p>
        </text:list-item>
        <text:list-item>
          <text:p text:style-name="P1">Skapa en tilltalande layout</text:p>
        </text:list-item>
      </text:list>
      <text:h text:style-name="Heading_20_2" text:outline-level="2">Uppgraderingar</text:h>
      <text:list xml:id="list20477743" text:continue-numbering="true" text:style-name="L1">
        <text:list-item>
          <text:p text:style-name="P1">RSS-läsare</text:p>
        </text:list-item>
        <text:list-item>
          <text:p text:style-name="P1">Obegränsat antal fönster samtidigt</text:p>
        </text:list-item>
        <text:list-item>
          <text:p text:style-name="P1">Bildvisaren har egna anpassade fönster</text:p>
        </text:list-item>
        <text:list-item>
          <text:p text:style-name="P1">Memory</text:p>
        </text:list-item>
        <text:list-item>
          <text:p text:style-name="P1">Egen extra funktionalitet</text:p>
        </text:list-item>
        <text:list-item>
          <text:p text:style-name="P1">Fönstren går att flytta</text:p>
        </text:list-item>
        <text:list-item>
          <text:p text:style-name="P1">Fönstren går att ändra strolek</text:p>
        </text:list-item>
        <text:list-item>
          <text:p text:style-name="P1">Labby Mezzage plu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FI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Juhani Aavanen WP 13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31T00:17:56.58</meta:creation-date>
    <dc:date>2013-12-31T00:33:31.57</dc:date>
    <meta:editing-duration>PT00H15M35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1" meta:paragraph-count="18" meta:word-count="80" meta:character-count="468"/>
  </office:meta>
</office:document-meta>
</file>